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fo:font-style="normal" officeooo:rsid="001607bd" officeooo:paragraph-rsid="000b1491" fo:background-color="transparent" style:font-style-asian="normal" style:font-style-complex="normal"/>
    </style:style>
    <style:style style:name="P2" style:family="paragraph" style:parent-style-name="Standard">
      <style:text-properties style:use-window-font-color="true" fo:font-style="normal" officeooo:rsid="0014423a" officeooo:paragraph-rsid="000b1491" fo:background-color="transparent" style:font-style-asian="normal" style:font-style-complex="normal"/>
    </style:style>
    <style:style style:name="P3" style:family="paragraph" style:parent-style-name="Standard">
      <style:text-properties style:use-window-font-color="true" fo:font-size="14pt" fo:font-weight="bold" officeooo:rsid="000ace59" officeooo:paragraph-rsid="000b1491" fo:background-color="transparent" style:font-size-asian="14pt" style:font-weight-asian="bold" style:font-size-complex="14pt" style:font-weight-complex="bold"/>
    </style:style>
    <style:style style:name="P4" style:family="paragraph" style:parent-style-name="Standard">
      <style:text-properties style:use-window-font-color="true" fo:font-style="italic" officeooo:rsid="0014423a" officeooo:paragraph-rsid="000b1491" fo:background-color="transparent" style:font-style-asian="italic" style:font-style-complex="italic"/>
    </style:style>
    <style:style style:name="P5" style:family="paragraph" style:parent-style-name="Standard">
      <style:text-properties style:use-window-font-color="true" officeooo:rsid="0014423a" officeooo:paragraph-rsid="000b1491" fo:background-color="transparent"/>
    </style:style>
    <style:style style:name="P6" style:family="paragraph" style:parent-style-name="Standard">
      <style:text-properties style:use-window-font-color="true" officeooo:rsid="001607bd" officeooo:paragraph-rsid="000b1491" fo:background-color="transparent"/>
    </style:style>
    <style:style style:name="P7" style:family="paragraph" style:parent-style-name="Standard">
      <style:text-properties fo:font-size="12pt" fo:font-weight="bold" officeooo:rsid="0011f427" officeooo:paragraph-rsid="000b1491" fo:background-color="transparent" style:font-size-asian="12pt" style:font-weight-asian="bold" style:font-size-complex="12pt" style:font-weight-complex="bold"/>
    </style:style>
    <style:style style:name="P8" style:family="paragraph" style:parent-style-name="Standard">
      <style:text-properties fo:font-size="12pt" fo:font-weight="normal" officeooo:rsid="0011f427" officeooo:paragraph-rsid="000b1491" fo:background-color="transparent" style:font-size-asian="12pt" style:font-weight-asian="normal" style:font-size-complex="12pt" style:font-weight-complex="normal"/>
    </style:style>
    <style:style style:name="P9" style:family="paragraph" style:parent-style-name="Standard">
      <style:text-properties fo:font-size="12pt" fo:font-weight="normal" officeooo:rsid="0012756e" officeooo:paragraph-rsid="000b1491" fo:background-color="transparent" style:font-size-asian="12pt" style:font-weight-asian="normal" style:font-size-complex="12pt" style:font-weight-complex="normal"/>
    </style:style>
    <style:style style:name="P10" style:family="paragraph" style:parent-style-name="Standard">
      <style:text-properties fo:font-size="12pt" fo:font-weight="normal" officeooo:rsid="000ace59" officeooo:paragraph-rsid="000b1491" fo:background-color="transparent" style:font-size-asian="12pt" style:font-weight-asian="normal" style:font-size-complex="12pt" style:font-weight-complex="normal"/>
    </style:style>
    <style:style style:name="P11" style:family="paragraph" style:parent-style-name="Standard">
      <style:text-properties fo:font-size="12pt" fo:font-weight="normal" officeooo:rsid="0012a1a5" officeooo:paragraph-rsid="000b1491" fo:background-color="transparent" style:font-size-asian="12pt" style:font-weight-asian="normal" style:font-size-complex="12pt" style:font-weight-complex="normal"/>
    </style:style>
    <style:style style:name="P12" style:family="paragraph" style:parent-style-name="Standard">
      <style:text-properties fo:font-size="12pt" fo:font-style="italic" fo:font-weight="normal" officeooo:rsid="0012a1a5" officeooo:paragraph-rsid="000b1491" fo:background-color="transparent" style:font-size-asian="12pt" style:font-style-asian="italic" style:font-weight-asian="normal" style:font-size-complex="12pt" style:font-style-complex="italic" style:font-weight-complex="normal"/>
    </style:style>
    <style:style style:name="P13" style:family="paragraph" style:parent-style-name="Standard">
      <style:text-properties fo:font-size="14pt" fo:font-weight="bold" officeooo:rsid="0011f427" officeooo:paragraph-rsid="000b1491" fo:background-color="transparent" style:font-size-asian="14pt" style:font-weight-asian="bold" style:font-size-complex="14pt" style:font-weight-complex="bold"/>
    </style:style>
    <style:style style:name="P14" style:family="paragraph" style:parent-style-name="Standard">
      <style:text-properties officeooo:rsid="0011f427" officeooo:paragraph-rsid="000b1491" fo:background-color="transparent"/>
    </style:style>
    <style:style style:name="P15" style:family="paragraph" style:parent-style-name="Standard">
      <style:text-properties officeooo:rsid="000ace59" officeooo:paragraph-rsid="000b1491" fo:background-color="transparent"/>
    </style:style>
    <style:style style:name="P16" style:family="paragraph" style:parent-style-name="Standard">
      <style:text-properties officeooo:rsid="0012a1a5" officeooo:paragraph-rsid="000b1491" fo:background-color="transparent"/>
    </style:style>
    <style:style style:name="P17" style:family="paragraph" style:parent-style-name="Standard">
      <style:text-properties fo:font-weight="normal" officeooo:rsid="000ace59" officeooo:paragraph-rsid="000b1491" fo:background-color="transparent" style:font-weight-asian="normal" style:font-weight-complex="normal"/>
    </style:style>
    <style:style style:name="P18" style:family="paragraph" style:parent-style-name="Standard">
      <style:text-properties fo:font-weight="normal" officeooo:rsid="0011f427" officeooo:paragraph-rsid="000b1491" fo:background-color="transparent" style:font-weight-asian="normal" style:font-weight-complex="normal"/>
    </style:style>
    <style:style style:name="P19" style:family="paragraph" style:parent-style-name="Standard">
      <style:text-properties fo:font-style="italic" officeooo:rsid="000f7a6b" officeooo:paragraph-rsid="000b1491" style:font-style-asian="italic" style:font-style-complex="italic"/>
    </style:style>
    <style:style style:name="P20" style:family="paragraph" style:parent-style-name="Standard">
      <style:text-properties fo:font-style="italic" officeooo:rsid="000c1195" officeooo:paragraph-rsid="000b1491" style:font-style-asian="italic" style:font-style-complex="italic"/>
    </style:style>
    <style:style style:name="P21" style:family="paragraph" style:parent-style-name="Standard">
      <style:text-properties fo:font-style="italic" officeooo:paragraph-rsid="000b1491" style:font-style-asian="italic" style:font-style-complex="italic"/>
    </style:style>
    <style:style style:name="P22" style:family="paragraph" style:parent-style-name="Standard">
      <style:text-properties fo:font-style="italic" officeooo:rsid="000ace59" officeooo:paragraph-rsid="000b1491" fo:background-color="transparent" style:font-style-asian="italic" style:font-style-complex="italic"/>
    </style:style>
    <style:style style:name="P23" style:family="paragraph" style:parent-style-name="Standard">
      <style:text-properties officeooo:rsid="000ace59" officeooo:paragraph-rsid="000b1491" fo:background-color="#ff0000"/>
    </style:style>
    <style:style style:name="P24" style:family="paragraph" style:parent-style-name="Standard">
      <style:paragraph-properties fo:break-before="page"/>
      <style:text-properties fo:font-size="14pt" fo:font-weight="bold" officeooo:rsid="000ace59" officeooo:paragraph-rsid="000b1491" fo:background-color="transparent" style:font-size-asian="14pt" style:font-weight-asian="bold" style:font-size-complex="14pt" style:font-weight-complex="bold"/>
    </style:style>
    <style:style style:name="T1" style:family="text">
      <style:text-properties style:use-window-font-color="true" officeooo:rsid="0012a1a5"/>
    </style:style>
    <style:style style:name="T2" style:family="text">
      <style:text-properties style:use-window-font-color="true" officeooo:rsid="0014423a"/>
    </style:style>
    <style:style style:name="T3" style:family="text">
      <style:text-properties officeooo:rsid="0011f427"/>
    </style:style>
    <style:style style:name="T4" style:family="text">
      <style:text-properties officeooo:rsid="0012756e"/>
    </style:style>
    <style:style style:name="T5" style:family="text">
      <style:text-properties officeooo:rsid="0012a1a5"/>
    </style:style>
    <style:style style:name="T6" style:family="text">
      <style:text-properties officeooo:rsid="0014423a"/>
    </style:style>
    <style:style style:name="T7" style:family="text">
      <style:text-properties fo:font-weight="normal" officeooo:rsid="0011f427" style:font-weight-asian="normal" style:font-weight-complex="normal"/>
    </style:style>
    <style:style style:name="T8" style:family="text">
      <style:text-properties fo:font-style="normal" fo:font-weight="normal" officeooo:rsid="00a772a0" style:font-style-asian="normal" style:font-weight-asian="normal" style:font-style-complex="normal" style:font-weight-complex="normal"/>
    </style:style>
    <style:style style:name="T9" style:family="text">
      <style:text-properties fo:font-style="normal" fo:font-weight="normal" officeooo:rsid="00b9e6af" style:font-style-asian="normal" style:font-weight-asian="normal" style:font-style-complex="normal" style:font-weight-complex="normal"/>
    </style:style>
    <style:style style:name="T10" style:family="text">
      <style:text-properties fo:font-style="normal" officeooo:rsid="00a772a0" style:font-style-asian="normal" style:font-style-complex="normal"/>
    </style:style>
    <style:style style:name="T11" style:family="text">
      <style:text-properties fo:font-style="normal" officeooo:rsid="00b9e6af" style:font-style-asian="normal" style:font-style-complex="normal"/>
    </style:style>
    <style:style style:name="T12" style:family="text">
      <style:text-properties fo:font-style="normal" fo:font-weight="bold" officeooo:rsid="00a772a0" style:font-style-asian="normal" style:font-weight-asian="bold" style:font-style-complex="normal" style:font-weight-complex="bold"/>
    </style:style>
    <style:style style:name="T13" style:family="text">
      <style:text-properties officeooo:rsid="000ace59"/>
    </style:style>
    <style:style style:name="T14" style:family="text">
      <style:text-properties officeooo:rsid="000c1195"/>
    </style:style>
    <style:style style:name="T15" style:family="text">
      <style:text-properties officeooo:rsid="000dbd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Research </text:span><text:span text:style-name="T2">Question</text:span></text:p>
      <text:p text:style-name="P7">How to create open-source software tools for use in architectural design and simulation?</text:p>
      <text:p text:style-name="P13"/>
      <text:p text:style-name="P8">&gt;&gt; Contemporary context of digital tools in architectural design</text:p>
      <text:p text:style-name="P8">BIM</text:p>
      <text:p text:style-name="P8">Big data</text:p>
      <text:p text:style-name="P8">The cloud</text:p>
      <text:p text:style-name="P9">Spatial simulation, performance</text:p>
      <text:p text:style-name="P10"><text:span text:style-name="T3">Processing power </text:span><text:span text:style-name="T4">- </text:span><text:span text:style-name="T3">Consumer computing/ Industry computing</text:span></text:p>
      <text:p text:style-name="P11">Google glasses</text:p>
      <text:p text:style-name="P8"/>
      <text:p text:style-name="P8">&gt;&gt; Methods not tools</text:p>
      <text:p text:style-name="P10"><text:span text:style-name="T3">The </text:span><text:span text:style-name="T4">integration</text:span><text:span text:style-name="T3"> of contemporary technology –</text:span><text:span text:style-name="T4"> complex software for design and analysis, powerful, networked computing – into established architectural design processes is problematic.</text:span></text:p>
      <text:p text:style-name="P9">This technology is about continuous, concurrent and collaborative [at least in terms of industry actors] processes that are enabled by the technology. These run counter to much of the accepted norms for architectural design [such as....]</text:p>
      <text:p text:style-name="P9"/>
      <text:p text:style-name="P9">The complexity, power and cost of the tools makes them even more exclusive than things like CAD [whose skeumorphic nature linked it directly to the drawing boards and pens that it replaced]. <text:s/></text:p>
      <text:p text:style-name="P9"/>
      <text:p text:style-name="P9">Such tools, inevitably, mediate design processes and this mediation needs to be critically addressed. Currently, the ability to mould new design processes rests with large commercial software [and hardware] corporations.</text:p>
      <text:p text:style-name="P9"/>
      <text:p text:style-name="P9">New tools require new methods. But what should these methods be like? </text:p>
      <text:p text:style-name="P9"/>
      <text:p text:style-name="P9">The crucial problem with these software tools is access and ownership – the cost of computer workstation with software is over £6000 – and while professional computer technology has always been costly, previously they have reflected well understood design processes of 'drawing'. And so, limited access to such tools would merely limit the speed at which I could produce the 'drawings'. This is no longer the case. without access to the technology, it becomes almost impossible to contribute to the process.</text:p>
      <text:p text:style-name="P9"/>
      <text:p text:style-name="P10"><text:span text:style-name="T4">Therefore, the new methods should be focused on providing open access to the </text:span><text:span text:style-name="T5">processes that this contemporary technology creates.</text:span></text:p>
      <text:p text:style-name="P11"/>
      <text:p text:style-name="P11">Within this context, I will explore the following critical definitions;</text:p>
      <text:p text:style-name="P11"/>
      <text:p text:style-name="P11">++++ 'software'</text:p>
      <text:p text:style-name="P14">&gt;&gt; What is software?</text:p>
      <text:p text:style-name="P17"><text:span text:style-name="T3">Not an un-materialised phenomena, separate from 'hardware' –</text:span><text:span text:style-name="T6"> they are intertwined, inseperable.</text:span></text:p>
      <text:p text:style-name="P18"/>
      <text:p text:style-name="P18">definitions for its constituent parts.</text:p>
      <text:p text:style-name="P15"><text:span text:style-name="T7">Algorithm - </text:span><text:span text:style-name="Emphasis"><text:span text:style-name="T8">as an explicit records of </text:span></text:span><text:span text:style-name="Emphasis"><text:span text:style-name="T9">critical </text:span></text:span><text:span text:style-name="Emphasis"><text:span text:style-name="T8">process</text:span></text:span><text:span text:style-name="Emphasis"><text:span text:style-name="T9">es</text:span></text:span></text:p>
      <text:p text:style-name="P15"><text:span text:style-name="T7">Interface - </text:span><text:span text:style-name="Emphasis"><text:span text:style-name="T8">as </text:span></text:span><text:span text:style-name="Emphasis"><text:span text:style-name="T9">social </text:span></text:span><text:span text:style-name="Emphasis"><text:span text:style-name="T8">models of involvement</text:span></text:span></text:p>
      <text:p text:style-name="P10"><text:span text:style-name="T3">Simulation - </text:span><text:span text:style-name="Emphasis"><text:span text:style-name="T10">as </text:span></text:span><text:span text:style-name="Emphasis"><text:span text:style-name="T11">speculative </text:span></text:span><text:span text:style-name="Emphasis"><text:span text:style-name="T10">open experiment</text:span></text:span></text:p>
      <text:p text:style-name="P10"><text:span text:style-name="Emphasis"><text:span text:style-name="T10"/></text:span></text:p>
      <text:p text:style-name="P19">- cyborgs and post humanism</text:p>
      <text:p text:style-name="P19">- constructing knowledge</text:p>
      <text:p text:style-name="P19">- science and simulation</text:p>
      <text:p text:style-name="P12">- hacking</text:p>
      <text:p text:style-name="P12"><text:soft-page-break/>- fab labs</text:p>
      <text:p text:style-name="P10"><text:span text:style-name="Emphasis"><text:span text:style-name="T12"/></text:span></text:p>
      <text:p text:style-name="P16">++++ open-source</text:p>
      <text:p text:style-name="P14">&gt;&gt; What is open source beyond some of it's more familiar aspects aspects?</text:p>
      <text:p text:style-name="P14">- more structured than the 'release' of the source code</text:p>
      <text:p text:style-name="P14">- more diverse than the convergent nature of the wiki</text:p>
      <text:p text:style-name="P14"/>
      <text:p text:style-name="P14">How to make 'software' that is not merely skeumorphic – only reflecting the [historical] commercial products?</text:p>
      <text:p text:style-name="P14"/>
      <text:p text:style-name="P18">An alternate definition of open source, specifically for architectural design</text:p>
      <text:p text:style-name="P16"/>
      <text:p text:style-name="P20"><text:span text:style-name="T5">- </text:span><text:span text:style-name="T13">Urban versioning – usman haque and matthew fuller</text:span></text:p>
      <text:p text:style-name="P20"><text:span text:style-name="T5">- </text:span>wikiplaza - hackitectura</text:p>
      <text:p text:style-name="P20"><text:span text:style-name="T5">- </text:span>open source architetcure manifesto</text:p>
      <text:p text:style-name="P21"><text:span text:style-name="T5">- </text:span><text:span text:style-name="T14">constant, et al</text:span></text:p>
      <text:p text:style-name="P22"><text:span text:style-name="T5">- </text:span>Git hub – social coding</text:p>
      <text:p text:style-name="P23"/>
      <text:p text:style-name="P15">**<text:span text:style-name="T15">continuous**collaborative**concurrent**</text:span></text:p>
      <text:p text:style-name="P23"/>
      <text:p text:style-name="P3"><text:span text:style-name="T5">Project Summary </text:span><text:span text:style-name="T6">&amp; Research outcomes</text:span></text:p>
      <text:p text:style-name="P4">“An open source platform for urban versioning”</text:p>
      <text:p text:style-name="P5">Exploring the combinatory potential of micro-blogging and aggrigated communication[twitter] and versioning as 'social digital production' [github] to create new forms of open source design methods.</text:p>
      <text:p text:style-name="P5"/>
      <text:p text:style-name="P4">Algorithm</text:p>
      <text:p text:style-name="P2">Explicit traces of the project rules an alternative to the 'BIM execution plan' [!]</text:p>
      <text:p text:style-name="P1">Data structures, protocols, procedures and steps.....</text:p>
      <text:p text:style-name="P4"/>
      <text:p text:style-name="P4">Interface</text:p>
      <text:p text:style-name="P5">The simBot - A ' digital companion'</text:p>
      <text:p text:style-name="P5">[Android] phone app for the collection, filtering and interpretation or real time design data. Intended to be 'individual' to be customisable, for the user to design her/ his own companion.</text:p>
      <text:p text:style-name="P6">An development of the simBot protoype that I have previously tested.</text:p>
      <text:p text:style-name="P5"/>
      <text:p text:style-name="P4">Simulation</text:p>
      <text:p text:style-name="P1">an 'augmented reality' platform for publishing, in real time, geometric and analytic data during 'live' design processes.</text:p>
      <text:p text:style-name="P1">Using either/ both student project work or design work from 'speculative' public workshops, organised with access spa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2:51:38.69</meta:creation-date>
    <dc:date>2013-09-15T17:18:24.60</dc:date>
    <meta:editing-duration>PT48M52S</meta:editing-duration>
    <meta:editing-cycles>1</meta:editing-cycles>
    <meta:document-statistic meta:table-count="0" meta:image-count="0" meta:object-count="0" meta:page-count="2" meta:paragraph-count="55" meta:word-count="574" meta:character-count="3877" meta:non-whitespace-character-count="3347"/>
    <meta:generator>LibreOffice/4.0.5.2$Windows_x86 LibreOffice_project/5464147a081647a250913f19c0715bca595af2f</meta:generator>
  </office:meta>
</office:document-meta>
</file>